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automatic-styles>
    <style:style style:name="Таблица5" style:family="table">
      <style:table-properties style:width="2.4431in" table:align="left"/>
    </style:style>
    <style:style style:name="Таблица5.A" style:family="table-column">
      <style:table-column-properties style:column-width="2.4431in"/>
    </style:style>
    <style:style style:name="Таблица5.1" style:family="table-row">
      <style:table-row-properties style:min-row-height="0.4354in"/>
    </style:style>
    <style:style style:name="Таблица5.A1" style:family="table-cell">
      <style:table-cell-properties fo:padding="0.0382in" fo:border="0.5pt solid #ffffff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5a474" officeooo:paragraph-rsid="0066ba27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end" style:justify-single-word="false" fo:text-indent="0in" style:auto-text-indent="false"/>
      <style:text-properties style:font-name="Times New Roman" fo:font-size="16pt" fo:font-weight="normal" officeooo:rsid="0004a315" officeooo:paragraph-rsid="00bd42d1" style:font-size-asian="16pt" style:font-weight-asian="normal" style:font-size-complex="16pt" style:font-weight-complex="normal"/>
    </style:style>
    <style:style style:name="P3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line-height="150%" fo:text-align="center" style:justify-single-word="false" fo:text-indent="0in" style:auto-text-indent="false"/>
      <style:text-properties style:font-name="Times New Roman" fo:font-size="16pt" fo:font-weight="bold" officeooo:rsid="0004a315" officeooo:paragraph-rsid="00bd42d1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004a315" officeooo:paragraph-rsid="00b81a52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150%" fo:text-align="justify" style:justify-single-word="false" fo:text-indent="0.5902in" style:auto-text-indent="false"/>
      <style:text-properties style:font-name="Times New Roman" fo:font-size="14pt" fo:font-weight="normal" officeooo:rsid="0149c3cf" officeooo:paragraph-rsid="0149c3cf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margin-top="0in" fo:margin-bottom="0.0398in" style:contextual-spacing="false" fo:text-align="center" style:justify-single-word="false" fo:text-indent="0in" style:auto-text-indent="false" fo:break-before="page"/>
      <style:text-properties style:font-name="Times New Roman" fo:font-size="14pt" fo:font-weight="bold" officeooo:rsid="000a3652" officeooo:paragraph-rsid="000a3652" style:font-size-asian="14pt" style:font-weight-asian="bold" style:font-size-complex="14pt" style:font-weight-complex="bold"/>
    </style:style>
    <style:style style:name="P7" style:family="paragraph" style:parent-style-name="Contents_20_1">
      <style:paragraph-properties>
        <style:tab-stops>
          <style:tab-stop style:position="7.0661in" style:type="right" style:leader-style="dotted" style:leader-text="."/>
        </style:tab-stops>
      </style:paragraph-properties>
    </style:style>
    <style:style style:name="P8" style:family="paragraph" style:parent-style-name="Title">
      <style:text-properties style:font-name="Times New Roman" fo:font-size="16pt" officeooo:rsid="000cb7b1" officeooo:paragraph-rsid="000cb7b1" style:font-size-asian="16pt" style:font-size-complex="16pt"/>
    </style:style>
    <style:style style:name="P9" style:family="paragraph" style:parent-style-name="Text_20_body" style:list-style-name="L1">
      <style:paragraph-properties fo:text-align="center" style:justify-single-word="false"/>
      <style:text-properties style:font-name="Times New Roman" fo:font-size="16pt" officeooo:paragraph-rsid="000b7580" style:font-size-asian="16pt" style:font-size-complex="16pt"/>
    </style:style>
    <style:style style:name="P10" style:family="paragraph" style:parent-style-name="Title" style:list-style-name="L1">
      <loext:graphic-properties draw:fill-gradient-name="gradient" draw:fill-hatch-name="hatch"/>
      <style:paragraph-properties fo:margin-left="0in" fo:margin-right="0in" fo:margin-top="0in" fo:margin-bottom="0in" style:contextual-spacing="false" fo:line-height="150%" fo:text-align="center" style:justify-single-word="false" fo:text-indent="0.5902in" style:auto-text-indent="false" fo:break-before="page"/>
      <style:text-properties style:font-name="Times New Roman" fo:font-size="16pt" fo:font-weight="bold" officeooo:paragraph-rsid="00c91026" style:font-name-asian="DejaVu Sans" style:font-size-asian="16pt" style:font-weight-asian="bold" style:font-name-complex="DejaVu Sans" style:font-size-complex="16pt" style:font-weight-complex="bold"/>
    </style:style>
    <style:style style:name="P11" style:family="paragraph" style:parent-style-name="Text_20_body" style:list-style-name="L1">
      <loext:graphic-properties draw:fill-hatch-name="hatch"/>
      <style:paragraph-properties fo:margin-left="0in" fo:margin-right="0in" fo:text-indent="0in" style:auto-text-indent="false"/>
      <style:text-properties style:font-name="Times New Roman" fo:font-size="14pt" officeooo:rsid="0108ec68" officeooo:paragraph-rsid="0108ec68" style:font-size-asian="14pt" style:font-size-complex="14pt"/>
    </style:style>
    <style:style style:name="P12" style:family="paragraph" style:parent-style-name="Text_20_body">
      <loext:graphic-properties draw:fill-hatch-name="hatch"/>
      <style:paragraph-properties fo:margin-left="0in" fo:margin-right="0in" fo:text-indent="0in" style:auto-text-indent="false"/>
      <style:text-properties style:font-name="Times New Roman" fo:font-size="14pt" officeooo:rsid="014070e3" officeooo:paragraph-rsid="014070e3" style:font-size-asian="14pt" style:font-size-complex="14pt"/>
    </style:style>
    <style:style style:name="P13" style:family="paragraph" style:parent-style-name="Title" style:list-style-name="L1">
      <style:paragraph-properties fo:break-before="page"/>
      <style:text-properties style:font-name="Times New Roman" fo:font-size="16pt" officeooo:rsid="01423ede" officeooo:paragraph-rsid="01423ede" style:font-size-asian="16pt" style:font-size-complex="16pt"/>
    </style:style>
    <style:style style:name="P14" style:family="paragraph" style:parent-style-name="Text_20_body" style:list-style-name="L1">
      <style:text-properties style:font-name="Times New Roman" fo:font-size="14pt" officeooo:rsid="01423ede" officeooo:paragraph-rsid="01481c30" style:font-size-asian="14pt" style:font-size-complex="14pt"/>
    </style:style>
    <style:style style:name="P15" style:family="paragraph" style:parent-style-name="Text_20_body">
      <style:text-properties style:font-name="Times New Roman" fo:font-size="14pt" officeooo:rsid="01423ede" officeooo:paragraph-rsid="01481c30" style:font-size-asian="14pt" style:font-size-complex="14pt"/>
    </style:style>
    <style:style style:name="P16" style:family="paragraph" style:parent-style-name="Title" style:list-style-name="L1">
      <style:paragraph-properties fo:break-before="page"/>
      <style:text-properties style:font-name="Times New Roman" fo:font-size="16pt" officeooo:rsid="01423ede" officeooo:paragraph-rsid="014532e1" style:font-size-asian="16pt" style:font-size-complex="16pt"/>
    </style:style>
    <style:style style:name="P17" style:family="paragraph" style:parent-style-name="Text_20_body" style:list-style-name="L1">
      <style:text-properties style:font-name="Times New Roman" fo:font-size="14pt" officeooo:rsid="01423ede" officeooo:paragraph-rsid="01423ede" style:font-size-asian="14pt" style:font-size-complex="14pt"/>
    </style:style>
    <style:style style:name="P18" style:family="paragraph" style:parent-style-name="Text_20_body">
      <style:text-properties style:font-name="Times New Roman" fo:font-size="14pt" officeooo:rsid="01423ede" officeooo:paragraph-rsid="01423ede" style:font-size-asian="14pt" style:font-size-complex="14pt"/>
    </style:style>
    <style:style style:name="T1" style:family="text">
      <style:text-properties officeooo:rsid="014070e3"/>
    </style:style>
    <style:style style:name="T2" style:family="text">
      <style:text-properties officeooo:rsid="012108c0"/>
    </style:style>
    <style:style style:name="T3" style:family="text">
      <style:text-properties officeooo:rsid="0149c3cf"/>
    </style:style>
    <style:style style:name="T4" style:family="text">
      <style:text-properties officeooo:rsid="0146fab0"/>
    </style:style>
    <style:style style:name="T5" style:family="text">
      <style:text-properties officeooo:rsid="014532e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"/>
          </table:table-cell>
        </table:table-row>
      </table:table>
      <text:p text:style-name="P2">ПРИЛОЖЕНИЕ <text:span text:style-name="T1">Г</text:span>. <text:span text:style-name="T2">ТЕКСТ ПРОГРАММЫ</text:span></text:p>
      <text:p text:style-name="P3">АННОТАЦИЯ</text:p>
      <text:p text:style-name="P4">1. Views.p<text:span text:style-name="T3">y</text:span></text:p>
      <text:p text:style-name="P5">Скрипт взятия даннных</text:p>
      <text:p text:style-name="P4">2. Models.py</text:p>
      <text:p text:style-name="P5">Скрип создания таблиц</text:p>
      <text:p text:style-name="P6">СОДЕРЖАНИЕ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7"><text:a xlink:type="simple" xlink:href="#__RefHeading___Toc1682_2777141893" text:style-name="Index_20_Link" text:visited-style-name="Index_20_Link">ВВЕДЕНИЕ<text:tab/>3</text:a></text:p>
          <text:p text:style-name="P7"><text:a xlink:type="simple" xlink:href="#__RefHeading___Toc665_477696847" text:style-name="Index_20_Link" text:visited-style-name="Index_20_Link">1. Views.py<text:tab/>4</text:a></text:p>
          <text:p text:style-name="P7"><text:a xlink:type="simple" xlink:href="#__RefHeading___Toc663_477696847" text:style-name="Index_20_Link" text:visited-style-name="Index_20_Link">2. Models.py<text:tab/>10</text:a></text:p>
        </text:index-body>
      </text:table-of-content>
      <text:p text:style-name="P8"/>
      <text:list text:style-name="L1">
        <text:list-header>
          <text:p text:style-name="P9"/>
          <text:p text:style-name="P10"><text:bookmark-start text:name="__RefHeading___Toc1682_2777141893"/>ВВЕДЕНИЕ<text:bookmark-end text:name="__RefHeading___Toc1682_2777141893"/></text:p>
          <text:list>
            <text:list-header>
              <text:p text:style-name="P11">В данном разделе документации описан <text:span text:style-name="T1">скрипт базы данных</text:span> программы l_admin.</text:p>
            </text:list-header>
          </text:list>
        </text:list-header>
      </text:list>
      <text:p text:style-name="P12">Поскольку postgresql имеет нативную интеграцию с python в данном приложении будут представлен код отвечающий за работу с бд.</text:p>
      <text:p text:style-name="P12"/>
      <text:list text:continue-numbering="true" text:style-name="L1">
        <text:list-item>
          <text:list>
            <text:list-header>
              <text:p text:style-name="P11"/>
            </text:list-header>
          </text:list>
        </text:list-item>
        <text:list-item>
          <text:p text:style-name="P13"><text:bookmark-start text:name="__RefHeading___Toc665_477696847"/><text:span text:style-name="T4">V</text:span>iews.py<text:bookmark-end text:name="__RefHeading___Toc665_477696847"/></text:p>
          <text:p text:style-name="P14">l_admin/gui/views.py</text:p>
        </text:list-item>
      </text:list>
      <text:p text:style-name="P15">from django.shortcuts import render,redirect</text:p>
      <text:p text:style-name="P15">from django.contrib.auth import authenticate, login, logout </text:p>
      <text:p text:style-name="P15">from django.http import HttpResponseRedirect, Http404, HttpResponse</text:p>
      <text:p text:style-name="P15">from API import models</text:p>
      <text:p text:style-name="P15">import paramiko</text:p>
      <text:p text:style-name="P15">import time</text:p>
      <text:p text:style-name="P15">from datetime import datetime</text:p>
      <text:p text:style-name="P15"># Create your views here.</text:p>
      <text:p text:style-name="P15">def SingIn(request):</text:p>
      <text:p text:style-name="P15"><text:s text:c="4"/>if request.method == 'GET':</text:p>
      <text:p text:style-name="P15"><text:s text:c="8"/>context = ''</text:p>
      <text:p text:style-name="P15"><text:s text:c="8"/>return render(request, 'Page/SingIn.html', {'context': context})</text:p>
      <text:p text:style-name="P15"/>
      <text:p text:style-name="P15"><text:s text:c="4"/>elif request.method == 'POST':</text:p>
      <text:p text:style-name="P15"><text:s text:c="8"/>username = request.POST.get('username', '')</text:p>
      <text:p text:style-name="P15"><text:s text:c="8"/>password = request.POST.get('password', '')</text:p>
      <text:p text:style-name="P15"/>
      <text:p text:style-name="P15"><text:s text:c="8"/>user = authenticate(request, username=username, password=password)</text:p>
      <text:p text:style-name="P15"><text:s text:c="8"/>if user is not None:</text:p>
      <text:p text:style-name="P15"><text:s text:c="12"/>login(request, user)</text:p>
      <text:p text:style-name="P15"><text:s text:c="12"/>return HttpResponseRedirect('/list')</text:p>
      <text:p text:style-name="P15"><text:s text:c="8"/>else:</text:p>
      <text:p text:style-name="P15"><text:s text:c="12"/>context = {'error': 'Wrong credintials'} <text:s/># to display error?</text:p>
      <text:p text:style-name="P15"><text:s text:c="12"/>return render(request, 'Page/SingIn.html', {'context': context})</text:p>
      <text:p text:style-name="P15"><text:soft-page-break/>def List(request,id=None):</text:p>
      <text:p text:style-name="P15"><text:s text:c="4"/>machins=models.Machin.objects.filter(user=request.user,user_monitor_permision=True)|models.Machin.objects.filter(other_monitor_permision=True)|models.Machin.objects.filter(group__in= models.Group.objects.filter(users=request.user),group_monitor_permision=True)</text:p>
      <text:p text:style-name="P15"><text:s text:c="4"/>machins=machins.order_by('id') </text:p>
      <text:p text:style-name="P15"><text:s text:c="4"/>if not request.user.is_authenticated: raise Http404</text:p>
      <text:p text:style-name="P15"><text:s text:c="4"/>if request.method == 'GET': </text:p>
      <text:p text:style-name="P15"><text:s text:c="8"/>return List_render(request,machins)</text:p>
      <text:p text:style-name="P15"><text:s text:c="4"/>elif request.method == 'POST':</text:p>
      <text:p text:style-name="P15"><text:s text:c="8"/>if 'id' in request.POST and id==0: models.Machin.objects.get(id=request.POST['id']).delete()</text:p>
      <text:p text:style-name="P15"><text:s text:c="8"/>elif 'group_filter' in request.POST: <text:s text:c="6"/></text:p>
      <text:p text:style-name="P15"><text:s text:c="12"/>machins=models.Machin.objects.all().filter(machin_group__id=request.POST['group_filter'])</text:p>
      <text:p text:style-name="P15"><text:s text:c="12"/>return List_render(request,machins)</text:p>
      <text:p text:style-name="P15"><text:s text:c="8"/>elif id!=None and id!=0:</text:p>
      <text:p text:style-name="P15"><text:s text:c="12"/>machin=models.Machin.objects.get(id=request.POST['id'])</text:p>
      <text:p text:style-name="P15"><text:s text:c="12"/>machin.name=request.POST['name']</text:p>
      <text:p text:style-name="P15"><text:s text:c="12"/>machin.group=models.Group.objects.get(id=request.POST['group'])</text:p>
      <text:p text:style-name="P15"><text:s text:c="12"/>machin.ip=request.POST['ip']</text:p>
      <text:p text:style-name="P15"><text:s text:c="12"/>machin.port=request.POST['port']</text:p>
      <text:p text:style-name="P15"><text:s text:c="12"/>machin.username=request.POST['username']</text:p>
      <text:p text:style-name="P15"><text:s text:c="12"/>if request.POST['password'] != "": machin.password=request.POST['password']</text:p>
      <text:p text:style-name="P15"><text:s text:c="12"/>machin.save()</text:p>
      <text:p text:style-name="P15"><text:s text:c="8"/>elif id==0: </text:p>
      <text:p text:style-name="P15"><text:s text:c="12"/>machin=models.Machin()</text:p>
      <text:p text:style-name="P15"><text:soft-page-break/><text:s text:c="12"/>machin.name=request.POST['name']</text:p>
      <text:p text:style-name="P15"><text:s text:c="12"/>machin.group=models.Group.objects.get(id=request.POST['group'])</text:p>
      <text:p text:style-name="P15"><text:s text:c="12"/>machin.ip=request.POST['ip']</text:p>
      <text:p text:style-name="P15"><text:s text:c="12"/>machin.port=request.POST['port']</text:p>
      <text:p text:style-name="P15"><text:s text:c="12"/>machin.username=request.POST['username']</text:p>
      <text:p text:style-name="P15"><text:s text:c="12"/>machin.password=request.POST['password']</text:p>
      <text:p text:style-name="P15"><text:s text:c="12"/>machin.user=request.user</text:p>
      <text:p text:style-name="P15"><text:s text:c="12"/>machin.history_save=bool(request.POST['history_save'])</text:p>
      <text:p text:style-name="P15"><text:s text:c="12"/>machin.history_save=bool(request.POST['history_save'])</text:p>
      <text:p text:style-name="P15"><text:s text:c="12"/>machin.save() </text:p>
      <text:p text:style-name="P15"><text:s text:c="8"/>return List_render(request,machins)</text:p>
      <text:p text:style-name="P15">def List_render(request,machins):</text:p>
      <text:p text:style-name="P15"><text:s text:c="4"/>return render(request, 'Page/MachinList.html', {</text:p>
      <text:p text:style-name="P15"><text:s text:c="8"/>"machins": machins,</text:p>
      <text:p text:style-name="P15"><text:s text:c="8"/>"form":models.MachinForm(),</text:p>
      <text:p text:style-name="P15"><text:s text:c="8"/>"machin_groups":models.Machin_Group.objects.all()</text:p>
      <text:p text:style-name="P15"><text:s text:c="8"/>})</text:p>
      <text:p text:style-name="P15">def connect_ssh(request,id):</text:p>
      <text:p text:style-name="P15"><text:s text:c="4"/>if not request.user.is_authenticated: raise Http404</text:p>
      <text:p text:style-name="P15"><text:s text:c="4"/>cmdout=""</text:p>
      <text:p text:style-name="P15"><text:s text:c="4"/>usr=request.user</text:p>
      <text:p text:style-name="P15"><text:s text:c="4"/>if request.method == 'POST':</text:p>
      <text:p text:style-name="P15"><text:s text:c="8"/>try:</text:p>
      <text:p text:style-name="P15"><text:s text:c="12"/>cmdout=ssh(id,usr,request.POST['cmdin'])</text:p>
      <text:p text:style-name="P15"><text:s text:c="12"/>print(cmdout)</text:p>
      <text:p text:style-name="P15"><text:s text:c="8"/>except:</text:p>
      <text:p text:style-name="P15"><text:s text:c="12"/>cmdout="ERROR connect"</text:p>
      <text:p text:style-name="P15"><text:soft-page-break/><text:s text:c="4"/>elif request.method == 'GET':</text:p>
      <text:p text:style-name="P15"><text:s text:c="8"/>try:</text:p>
      <text:p text:style-name="P15"><text:s text:c="12"/>cmdout=ssh(id,usr,"echo \"l_admin connect\"")</text:p>
      <text:p text:style-name="P15"><text:s text:c="8"/>except:</text:p>
      <text:p text:style-name="P15"><text:s text:c="12"/>cmdout="ERROR connect"</text:p>
      <text:p text:style-name="P15"><text:s text:c="4"/>return render(request, 'Page/Connect.html',{'cmdout':cmdout})</text:p>
      <text:p text:style-name="P15">#no render</text:p>
      <text:p text:style-name="P15">def ssh(id,usr,cmd):</text:p>
      <text:p text:style-name="P15"><text:s text:c="4"/>machin=models.Machin.objects.get(id=id)</text:p>
      <text:p text:style-name="P15"><text:s text:c="4"/>ssh_ = paramiko.SSHClient()</text:p>
      <text:p text:style-name="P15"><text:s text:c="4"/>ssh_.set_missing_host_key_policy(paramiko.AutoAddPolicy())</text:p>
      <text:p text:style-name="P15"><text:s text:c="4"/>ssh_.connect(str(machin.ip.ip), port=machin.port, username=machin.username,password=machin.password, timeout=3)</text:p>
      <text:p text:style-name="P15"><text:s text:c="4"/>(stdin, stdout, stderr) = ssh_.exec_command(cmd)</text:p>
      <text:p text:style-name="P15"><text:s text:c="4"/>cmdout=stdout.read().decode("utf-8")</text:p>
      <text:p text:style-name="P15"><text:s text:c="4"/>ssh_.close()</text:p>
      <text:p text:style-name="P15"><text:s text:c="4"/>#log</text:p>
      <text:p text:style-name="P15"><text:s text:c="4"/>fph=f"media/machin/{machin.id}_{machin.name}.txt"</text:p>
      <text:p text:style-name="P15"><text:s text:c="4"/>fpl=f"media/log/{machin.id}_{machin.name}.txt"</text:p>
      <text:p text:style-name="P15"><text:s text:c="4"/>try:</text:p>
      <text:p text:style-name="P15"><text:s text:c="8"/>log=models.Log.objects.get(machin=machin)</text:p>
      <text:p text:style-name="P15"><text:s text:c="4"/>except:</text:p>
      <text:p text:style-name="P15"><text:s text:c="8"/>log=models.Log()</text:p>
      <text:p text:style-name="P15"><text:s text:c="8"/>log.machin=machin</text:p>
      <text:p text:style-name="P15"><text:s text:c="8"/>log.history.name=fph</text:p>
      <text:p text:style-name="P15"><text:s text:c="8"/>log.log.name=fpl</text:p>
      <text:p text:style-name="P15"><text:s text:c="8"/>log.save()</text:p>
      <text:p text:style-name="P15"><text:soft-page-break/><text:s text:c="4"/>if machin.history_save: </text:p>
      <text:p text:style-name="P15"><text:s text:c="8"/>f = open(fph, "a")</text:p>
      <text:p text:style-name="P15"><text:s text:c="8"/>f.write("["+datetime.now().strftime("%a, %d %b %Y %H:%M:%S +0000")+"] "+cmd+"\n")</text:p>
      <text:p text:style-name="P15"><text:s text:c="8"/>f.close()</text:p>
      <text:p text:style-name="P15"><text:s text:c="4"/>if machin.log_save: </text:p>
      <text:p text:style-name="P15"><text:s text:c="8"/>f = open(fpl, "a")</text:p>
      <text:p text:style-name="P15"><text:s text:c="8"/>f.write(f"[{datetime.now().strftime('%a, %d %b %Y %H:%M:%S +0000')}]connect {usr} to {str(machin.ip.ip)}:{machin.port}\n")</text:p>
      <text:p text:style-name="P15"><text:s text:c="8"/>f.close()</text:p>
      <text:p text:style-name="P15"><text:s text:c="4"/>print(log)</text:p>
      <text:p text:style-name="P15"><text:s text:c="4"/>return cmdout</text:p>
      <text:p text:style-name="P15">def Logout(request):</text:p>
      <text:p text:style-name="P15"><text:s text:c="4"/>logout(request)</text:p>
      <text:p text:style-name="P15"><text:s text:c="4"/>return redirect('url-singin')</text:p>
      <text:p text:style-name="P15">#StatusCustom</text:p>
      <text:p text:style-name="P15">def handler400(request,exception): </text:p>
      <text:p text:style-name="P15"><text:s text:c="4"/>response = render(request, "Page/Status.html", {"status": 400})</text:p>
      <text:p text:style-name="P15"><text:s text:c="4"/>response.status_code = 400</text:p>
      <text:p text:style-name="P15"><text:s text:c="4"/>return response</text:p>
      <text:p text:style-name="P15">def handler403(request,exception):</text:p>
      <text:p text:style-name="P15"><text:s text:c="4"/>response = render(request, "Page/Status.html", {"status": 403})</text:p>
      <text:p text:style-name="P15"><text:s text:c="4"/>response.status_code = 403</text:p>
      <text:p text:style-name="P15"><text:s text:c="4"/>return response</text:p>
      <text:p text:style-name="P15">def handler404(request,exception): <text:s/></text:p>
      <text:p text:style-name="P15"><text:s text:c="4"/>response = render(request, "Page/Status.html", {"status": 404})</text:p>
      <text:p text:style-name="P15"><text:s text:c="4"/>response.status_code = 404</text:p>
      <text:p text:style-name="P15"><text:soft-page-break/><text:s text:c="4"/>return response</text:p>
      <text:p text:style-name="P15">def handler500(request):</text:p>
      <text:p text:style-name="P15"><text:s text:c="4"/>response = render(request, "Page/Status.html", {"status": 500})</text:p>
      <text:p text:style-name="P15"><text:s text:c="4"/>response.status_code = 500</text:p>
      <text:p text:style-name="P15"><text:s text:c="4"/>return response</text:p>
      <text:list text:continue-numbering="true" text:style-name="L1">
        <text:list-item>
          <text:p text:style-name="P16"><text:bookmark-start text:name="__RefHeading___Toc663_477696847"/>Models.py<text:bookmark-end text:name="__RefHeading___Toc663_477696847"/></text:p>
          <text:p text:style-name="P17">l_admin/API/models.py — <text:span text:style-name="T5">таблицы в бд</text:span></text:p>
        </text:list-item>
      </text:list>
      <text:p text:style-name="P18">from django.db import models</text:p>
      <text:p text:style-name="P18">from django.contrib.auth.models import AbstractBaseUser, BaseUserManager, PermissionsMixin</text:p>
      <text:p text:style-name="P18">from django.db import models</text:p>
      <text:p text:style-name="P18">from django.core.validators import MaxValueValidator, MinValueValidator</text:p>
      <text:p text:style-name="P18">from django.utils import timezone</text:p>
      <text:p text:style-name="P18">from django.utils.translation import gettext_lazy as _</text:p>
      <text:p text:style-name="P18">from colorfield.fields import ColorField</text:p>
      <text:p text:style-name="P18">from datetime import timedelta, datetime</text:p>
      <text:p text:style-name="P18">from netfields import InetAddressField, NetManager</text:p>
      <text:p text:style-name="P18">from django import forms</text:p>
      <text:p text:style-name="P18">class UserManager(BaseUserManager):</text:p>
      <text:p text:style-name="P18"><text:s text:c="4"/>def create_user(self, login, history_save=True, password=None,commit=True):</text:p>
      <text:p text:style-name="P18"><text:s text:c="8"/>if not login: raise ValueError(_('Users must have a login'))</text:p>
      <text:p text:style-name="P18"><text:s text:c="8"/>user = self.model(login=login,history_save=history_save)</text:p>
      <text:p text:style-name="P18"><text:s text:c="8"/>user.set_password(password)</text:p>
      <text:p text:style-name="P18"><text:s text:c="8"/>if commit: user.save(using=self._db)</text:p>
      <text:p text:style-name="P18"><text:s text:c="8"/>return user</text:p>
      <text:p text:style-name="P18"><text:s text:c="4"/>def create_superuser(self, login, password):</text:p>
      <text:p text:style-name="P18"><text:s text:c="8"/>user = self.create_user(password=password,login=login,commit=False)</text:p>
      <text:p text:style-name="P18"><text:s text:c="8"/>user.is_staff = True</text:p>
      <text:p text:style-name="P18"><text:s text:c="8"/>user.is_superuser = True</text:p>
      <text:p text:style-name="P18"><text:s text:c="8"/>user.save(using=self._db)</text:p>
      <text:p text:style-name="P18"><text:s text:c="8"/>return user</text:p>
      <text:p text:style-name="P18">class User(AbstractBaseUser, PermissionsMixin):</text:p>
      <text:p text:style-name="P18"><text:soft-page-break/><text:s text:c="4"/>login = models.CharField(_('login'), max_length=150, blank=True,unique=True)</text:p>
      <text:p text:style-name="P18"><text:s text:c="4"/>is_active = models.BooleanField(_('active'),default=True,help_text=_('Designates whether this user should be treated as active. Unselect this instead of deleting accounts.'),)</text:p>
      <text:p text:style-name="P18"><text:s text:c="4"/>is_staff = models.BooleanField(_('staff status'),default=False,help_text=_('Designates whether the user can log into this admin site.'),)</text:p>
      <text:p text:style-name="P18"><text:s text:c="4"/>is_observer = models.BooleanField(default=False)</text:p>
      <text:p text:style-name="P18"><text:s text:c="4"/>history_save = models.BooleanField(default=True)</text:p>
      <text:p text:style-name="P18"><text:s text:c="4"/>history =models.FileField()</text:p>
      <text:p text:style-name="P18"><text:s text:c="4"/>date_joined = models.DateTimeField(_('date joined'), default=timezone.now)</text:p>
      <text:p text:style-name="P18"><text:s text:c="4"/>objects = UserManager()</text:p>
      <text:p text:style-name="P18"><text:s text:c="4"/>USERNAME_FIELD = 'login'</text:p>
      <text:p text:style-name="P18"><text:s text:c="4"/>def get_full_name(self):</text:p>
      <text:p text:style-name="P18"><text:s text:c="8"/>return self.login</text:p>
      <text:p text:style-name="P18"><text:s text:c="4"/>def __str__(self):</text:p>
      <text:p text:style-name="P18"><text:s text:c="8"/>return self.login</text:p>
      <text:p text:style-name="P18">class Group(models.Model):</text:p>
      <text:p text:style-name="P18"><text:s text:c="4"/>users = models.ManyToManyField(User)</text:p>
      <text:p text:style-name="P18"><text:s text:c="4"/>name = models.CharField(max_length=64, unique=True)</text:p>
      <text:p text:style-name="P18"><text:s text:c="4"/>description = models.TextField(max_length=512)</text:p>
      <text:p text:style-name="P18">class Machin(models.Model):</text:p>
      <text:p text:style-name="P18"><text:s text:c="4"/>name = models.CharField(max_length=64)</text:p>
      <text:p text:style-name="P18"><text:s text:c="4"/>username = models.CharField(max_length=64)</text:p>
      <text:p text:style-name="P18"><text:s text:c="4"/>password = models.CharField(max_length=64)</text:p>
      <text:p text:style-name="P18"><text:s text:c="4"/>user=models.ForeignKey(User, on_delete=models.PROTECT)</text:p>
      <text:p text:style-name="P18"><text:s text:c="4"/>group=models.ForeignKey(Group, on_delete=models.PROTECT)</text:p>
      <text:p text:style-name="P18"><text:s text:c="4"/>history_save = models.BooleanField(default=True)</text:p>
      <text:p text:style-name="P18"><text:s text:c="4"/>log_save = models.BooleanField(default=True)</text:p>
      <text:p text:style-name="P18"><text:soft-page-break/><text:s text:c="4"/>ip = InetAddressField()</text:p>
      <text:p text:style-name="P18"><text:s text:c="4"/>port=models.IntegerField(validators=[MaxValueValidator(65535),MinValueValidator(1)])</text:p>
      <text:p text:style-name="P18"><text:s text:c="4"/>objects = NetManager()</text:p>
      <text:p text:style-name="P18"><text:s text:c="4"/>user_monitor_permision=models.BooleanField(default=True)</text:p>
      <text:p text:style-name="P18"><text:s text:c="4"/>user_user_permision=models.BooleanField(default=True)</text:p>
      <text:p text:style-name="P18"><text:s text:c="4"/>group_monitor_permision=models.BooleanField(default=True)</text:p>
      <text:p text:style-name="P18"><text:s text:c="4"/>group_user_permision=models.BooleanField(default=True)</text:p>
      <text:p text:style-name="P18"><text:s text:c="4"/>other_monitor_permision=models.BooleanField(default=True)</text:p>
      <text:p text:style-name="P18"><text:s text:c="4"/>other_user_permision=models.BooleanField(default=True)</text:p>
      <text:p text:style-name="P18"><text:s text:c="4"/>def form(self):</text:p>
      <text:p text:style-name="P18"><text:s text:c="8"/>return MachinForm(instance=self)</text:p>
      <text:p text:style-name="P18"><text:s text:c="4"/>def getip(self):</text:p>
      <text:p text:style-name="P18"><text:s text:c="8"/>ip=str(self.ip.ip)</text:p>
      <text:p text:style-name="P18"><text:s text:c="8"/>return ip</text:p>
      <text:p text:style-name="P18">class MachinForm(forms.ModelForm): <text:s/></text:p>
      <text:p text:style-name="P18"><text:s text:c="4"/>password = forms.CharField(widget=forms.PasswordInput(), required = False)</text:p>
      <text:p text:style-name="P18"><text:s text:c="4"/>group=None</text:p>
      <text:p text:style-name="P18"><text:s text:c="4"/>try:</text:p>
      <text:p text:style-name="P18"><text:s text:c="8"/>group = forms.Select(choices=Group.objects.all().values_list('id', 'name'))</text:p>
      <text:p text:style-name="P18"><text:s text:c="4"/>except:</text:p>
      <text:p text:style-name="P18"><text:s text:c="8"/>group=None</text:p>
      <text:p text:style-name="P18"><text:s text:c="4"/>class Meta:</text:p>
      <text:p text:style-name="P18"><text:s text:c="8"/>model = Machin</text:p>
      <text:p text:style-name="P18"><text:s text:c="8"/>fields = ('__all__')</text:p>
      <text:p text:style-name="P18">class Log(models.Model):</text:p>
      <text:p text:style-name="P18"><text:s text:c="4"/>machin =models.ForeignKey(Machin, on_delete=models.CASCADE)</text:p>
      <text:p text:style-name="P18"><text:soft-page-break/><text:s text:c="4"/>time_save=models.DateTimeField(auto_now_add=True)</text:p>
      <text:p text:style-name="P18"><text:s text:c="4"/>log =models.FileField(editable=False,auto_created = True)</text:p>
      <text:p text:style-name="P18"><text:s text:c="4"/>history =models.FileField(editable=False,auto_created = True)</text:p>
      <text:p text:style-name="P18">class Machin_Group(models.Model):</text:p>
      <text:p text:style-name="P18"><text:s text:c="4"/>machin = models.ManyToManyField(Machin,related_name='machin_group')</text:p>
      <text:p text:style-name="P18"><text:s text:c="4"/>name = models.CharField(max_length=64, unique=True)</text:p>
      <text:p text:style-name="P18">class Machine_request_one_comand(models.Model):</text:p>
      <text:p text:style-name="P18"><text:s text:c="4"/>machin_group=models.ForeignKey(Machin_Group, on_delete=models.CASCADE)</text:p>
      <text:p text:style-name="P18"><text:s text:c="4"/>machin=models.ForeignKey(Machin, on_delete=models.CASCADE)</text:p>
      <text:p text:style-name="P18"><text:s text:c="4"/>user=models.ForeignKey(User, on_delete=models.SET_NULL, null=True)</text:p>
      <text:p text:style-name="P18"><text:s text:c="4"/>color = ColorField()</text:p>
      <text:p text:style-name="P18"><text:s text:c="4"/>request_file_path=models.FileField(editable=Fals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Times New Roman1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color="#000000" loext:opacity="100%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335in" style:type="center"/>
          <style:tab-stop style:position="7.06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normal" officeooo:paragraph-rsid="00d00e5f" style:font-weight-asian="normal" style:font-weight-complex="normal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ccf9a"/>
    </style:style>
    <style:style style:name="MT2" style:family="text">
      <style:text-properties officeooo:rsid="0100395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8075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К</text:span>П <text:span text:style-name="MT2">11</text:span>.01 П50-8-21 11 24</text:p>
      </style:header>
      <style:header-first>
        <text:p text:style-name="Header_20_left"/>
      </style:header-first>
      <style:footer>
        <text:p text:style-name="MP2"><text:page-number text:select-page="current">1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57:53.905961659</meta:creation-date>
    <dc:date>2024-11-26T09:11:19.149687513</dc:date>
    <meta:editing-duration>P1DT9H59M5S</meta:editing-duration>
    <meta:editing-cycles>309</meta:editing-cycles>
    <meta:generator>LibreOffice/24.8.3.2$Linux_X86_64 LibreOffice_project/480$Build-2</meta:generator>
    <meta:document-statistic meta:table-count="1" meta:image-count="0" meta:object-count="0" meta:page-count="13" meta:paragraph-count="233" meta:word-count="655" meta:character-count="9765" meta:non-whitespace-character-count="8172"/>
  </office:meta>
</office:document-meta>
</file>